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16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03cm" svg:stroke-color="#3465a4" draw:stroke-linejoin="miter" svg:stroke-linecap="butt" draw:fill="none" fo:padding-top="0.001cm" fo:padding-bottom="0.001cm" fo:padding-left="0.001cm" fo:padding-right="0.001cm"/>
    </style:style>
    <style:style style:name="gr7" style:family="graphic" style:parent-style-name="standard">
      <style:graphic-properties draw:stroke="none" draw:fill="solid" draw:fill-color="#3465a4"/>
    </style:style>
    <style:style style:name="gr8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9" style:family="graphic" style:parent-style-name="standard">
      <style:graphic-properties draw:stroke="solid" svg:stroke-width="0cm" svg:stroke-color="#acb20c" draw:stroke-linejoin="round" svg:stroke-linecap="butt" draw:fill="none"/>
    </style:style>
    <style:style style:name="gr10" style:family="graphic" style:parent-style-name="standard">
      <style:graphic-properties draw:stroke="solid" svg:stroke-width="0cm" svg:stroke-color="#00a933" draw:stroke-linejoin="round" svg:stroke-linecap="butt" draw:fill="none"/>
    </style:style>
    <style:style style:name="gr11" style:family="graphic" style:parent-style-name="standard">
      <style:graphic-properties draw:stroke="solid" svg:stroke-width="0.003cm" svg:stroke-color="#acb20c" draw:stroke-linejoin="miter" svg:stroke-linecap="butt" draw:fill="none" fo:padding-top="0.001cm" fo:padding-bottom="0.001cm" fo:padding-left="0.001cm" fo:padding-right="0.001cm"/>
    </style:style>
    <style:style style:name="gr12" style:family="graphic" style:parent-style-name="standard">
      <style:graphic-properties draw:stroke="none" draw:fill="solid" draw:fill-color="#acb20c"/>
    </style:style>
    <style:style style:name="gr13" style:family="graphic" style:parent-style-name="standard">
      <style:graphic-properties draw:stroke="solid" svg:stroke-width="0.003cm" svg:stroke-color="#00a933" draw:stroke-linejoin="miter" svg:stroke-linecap="butt" draw:fill="none" fo:padding-top="0.001cm" fo:padding-bottom="0.001cm" fo:padding-left="0.001cm" fo:padding-right="0.001cm"/>
    </style:style>
    <style:style style:name="gr14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15" style:family="graphic" style:parent-style-name="standard">
      <style:graphic-properties draw:stroke="solid" svg:stroke-width="0cm" svg:stroke-color="#ff8000" draw:stroke-linejoin="round" svg:stroke-linecap="butt" draw:fill="none"/>
    </style:style>
    <style:style style:name="gr16" style:family="graphic" style:parent-style-name="standard">
      <style:graphic-properties draw:stroke="solid" svg:stroke-width="0.003cm" svg:stroke-color="#ff8000" draw:stroke-linejoin="miter" svg:stroke-linecap="butt" draw:fill="none" fo:padding-top="0.001cm" fo:padding-bottom="0.001cm" fo:padding-left="0.001cm" fo:padding-right="0.001cm"/>
    </style:style>
    <style:style style:name="gr17" style:family="graphic" style:parent-style-name="standard">
      <style:graphic-properties draw:stroke="none" draw:fill="solid" draw:fill-color="#ff8000"/>
    </style:style>
    <style:style style:name="gr18" style:family="graphic" style:parent-style-name="standard">
      <style:graphic-properties draw:stroke="solid" svg:stroke-width="0.003cm" svg:stroke-color="#4e102d" draw:stroke-linejoin="miter" svg:stroke-linecap="butt" draw:fill="none" fo:padding-top="0.001cm" fo:padding-bottom="0.001cm" fo:padding-left="0.001cm" fo:padding-right="0.001cm"/>
    </style:style>
    <style:style style:name="gr19" style:family="graphic" style:parent-style-name="standard">
      <style:graphic-properties draw:stroke="none" draw:fill="solid" draw:fill-color="#4e102d"/>
    </style:style>
    <style:style style:name="gr20" style:family="graphic" style:parent-style-name="standard">
      <style:graphic-properties draw:stroke="solid" svg:stroke-width="0cm" svg:stroke-color="#4e102d" draw:stroke-linejoin="round" svg:stroke-linecap="butt" draw:fill="none"/>
    </style:style>
    <style:style style:name="gr21" style:family="graphic" style:parent-style-name="standard">
      <style:graphic-properties draw:stroke="solid" svg:stroke-width="0cm" svg:stroke-color="#ff0000" draw:stroke-linejoin="round" svg:stroke-linecap="butt" draw:fill="none"/>
    </style:style>
    <style:style style:name="gr22" style:family="graphic" style:parent-style-name="standard">
      <style:graphic-properties draw:stroke="solid" svg:stroke-width="0.003cm" svg:stroke-color="#ff0000" draw:stroke-linejoin="miter" svg:stroke-linecap="butt" draw:fill="none" fo:padding-top="0.001cm" fo:padding-bottom="0.001cm" fo:padding-left="0.001cm" fo:padding-right="0.001cm"/>
    </style:style>
    <style:style style:name="gr23" style:family="graphic" style:parent-style-name="standard">
      <style:graphic-properties draw:stroke="none" draw:fill="solid" draw:fill-color="#ff0000"/>
    </style:style>
    <style:style style:name="gr24" style:family="graphic" style:parent-style-name="standard">
      <style:graphic-properties draw:stroke="solid" svg:stroke-width="0.003cm" svg:stroke-color="#158466" draw:stroke-linejoin="miter" svg:stroke-linecap="butt" draw:fill="none" fo:padding-top="0.001cm" fo:padding-bottom="0.001cm" fo:padding-left="0.001cm" fo:padding-right="0.001cm"/>
    </style:style>
    <style:style style:name="gr25" style:family="graphic" style:parent-style-name="standard">
      <style:graphic-properties draw:stroke="none" draw:fill="solid" draw:fill-color="#158466"/>
    </style:style>
    <style:style style:name="gr26" style:family="graphic" style:parent-style-name="standard">
      <style:graphic-properties draw:stroke="solid" svg:stroke-width="0cm" svg:stroke-color="#158466" draw:stroke-linejoin="round" svg:stroke-linecap="butt" draw:fill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3465a4"/>
    </style:style>
    <style:style style:name="P8" style:family="paragraph">
      <loext:graphic-properties draw:fill="solid" draw:fill-color="#acb20c"/>
    </style:style>
    <style:style style:name="P9" style:family="paragraph">
      <loext:graphic-properties draw:fill="solid" draw:fill-color="#ff8000"/>
    </style:style>
    <style:style style:name="P10" style:family="paragraph">
      <loext:graphic-properties draw:fill="solid" draw:fill-color="#4e102d"/>
    </style:style>
    <style:style style:name="P11" style:family="paragraph">
      <loext:graphic-properties draw:fill="solid" draw:fill-color="#ff0000"/>
    </style:style>
    <style:style style:name="P12" style:family="paragraph">
      <loext:graphic-properties draw:fill="solid" draw:fill-color="#158466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2" style:family="text">
      <style:text-properties fo:color="#000000" style:font-name="Liberation Sans2" fo:font-size="9pt" style:font-size-asian="9pt" style:font-name-complex="Liberation Sans2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0.002cm" svg:viewBox="0 0 20998 29701" draw:points="0,0 20998,0 20998,29701 0,29701">
          <text:p/>
        </draw:polygon>
        <draw:polygon draw:style-name="gr2" draw:text-style-name="P1" draw:layer="layout" svg:width="2.198cm" svg:height="0.8cm" svg:x="1.3cm" svg:y="3.199cm" svg:viewBox="0 0 2199 801" draw:points="1097,801 0,801 0,0 2199,0 2199,801">
          <text:p/>
        </draw:polygon>
        <draw:frame draw:style-name="gr3" draw:text-style-name="P3" draw:layer="layout" svg:width="1.166cm" svg:height="0.712cm" svg:x="1.7cm" svg:y="3.2cm">
          <draw:text-box>
            <text:p text:style-name="P2"><text:span text:style-name="T1">FLP</text:span></text:p>
          </draw:text-box>
        </draw:frame>
        <draw:polygon draw:style-name="gr2" draw:text-style-name="P1" draw:layer="layout" svg:width="2.198cm" svg:height="1.101cm" svg:x="1.301cm" svg:y="5.3cm" svg:viewBox="0 0 2199 1102" draw:points="1097,1102 0,1102 0,0 2199,0 2199,1102">
          <text:p/>
        </draw:polygon>
        <draw:polygon draw:style-name="gr2" draw:text-style-name="P1" draw:layer="layout" svg:width="2.198cm" svg:height="1.101cm" svg:x="1.301cm" svg:y="6.401cm" svg:viewBox="0 0 2199 1102" draw:points="1097,1102 0,1102 0,0 2199,0 2199,1102">
          <text:p/>
        </draw:polygon>
        <draw:frame draw:style-name="gr4" draw:text-style-name="P4" draw:layer="layout" svg:width="1.801cm" svg:height="0.712cm" svg:x="1.591cm" svg:y="5.499cm">
          <draw:text-box>
            <text:p text:style-name="P2"><text:span text:style-name="T1">fact(3)</text:span></text:p>
          </draw:text-box>
        </draw:frame>
        <draw:polygon draw:style-name="gr2" draw:text-style-name="P1" draw:layer="layout" svg:width="2.198cm" svg:height="1.1cm" svg:x="1.301cm" svg:y="7.502cm" svg:viewBox="0 0 2199 1101" draw:points="1097,1101 0,1101 0,0 2199,0 2199,1101">
          <text:p/>
        </draw:polygon>
        <draw:frame draw:style-name="gr4" draw:text-style-name="P4" draw:layer="layout" svg:width="1.801cm" svg:height="0.712cm" svg:x="1.591cm" svg:y="6.599cm">
          <draw:text-box>
            <text:p text:style-name="P2"><text:span text:style-name="T1">fact(2)</text:span></text:p>
          </draw:text-box>
        </draw:frame>
        <draw:polygon draw:style-name="gr2" draw:text-style-name="P1" draw:layer="layout" svg:width="2.198cm" svg:height="1.101cm" svg:x="1.301cm" svg:y="8.602cm" svg:viewBox="0 0 2199 1102" draw:points="1097,1102 0,1102 0,0 2199,0 2199,1102">
          <text:p/>
        </draw:polygon>
        <draw:frame draw:style-name="gr4" draw:text-style-name="P4" draw:layer="layout" svg:width="1.801cm" svg:height="0.712cm" svg:x="1.591cm" svg:y="7.7cm">
          <draw:text-box>
            <text:p text:style-name="P2"><text:span text:style-name="T1">fact(1)</text:span></text:p>
          </draw:text-box>
        </draw:frame>
        <draw:polygon draw:style-name="gr2" draw:text-style-name="P1" draw:layer="layout" svg:width="2.198cm" svg:height="1.302cm" svg:x="1.294cm" svg:y="4.032cm" svg:viewBox="0 0 2199 1303" draw:points="1097,1303 0,1303 0,0 2199,0 2199,1303">
          <text:p/>
        </draw:polygon>
        <draw:polygon draw:style-name="gr2" draw:text-style-name="P1" draw:layer="layout" svg:width="3.5cm" svg:height="0.801cm" svg:x="5.199cm" svg:y="1.201cm" svg:viewBox="0 0 3501 802" draw:points="1751,802 0,802 0,0 3501,0 3501,802">
          <text:p/>
        </draw:polygon>
        <draw:frame draw:style-name="gr4" draw:text-style-name="P4" draw:layer="layout" svg:width="1.801cm" svg:height="0.712cm" svg:x="1.591cm" svg:y="8.797cm">
          <draw:text-box>
            <text:p text:style-name="P2"><text:span text:style-name="T1">fact(0)</text:span></text:p>
          </draw:text-box>
        </draw:frame>
        <draw:polygon draw:style-name="gr2" draw:text-style-name="P1" draw:layer="layout" svg:width="1.199cm" svg:height="0.797cm" svg:x="10.1cm" svg:y="5.103cm" svg:viewBox="0 0 1200 798" draw:points="600,798 0,798 0,0 1200,0 1200,798">
          <text:p/>
        </draw:polygon>
        <draw:polygon draw:style-name="gr2" draw:text-style-name="P1" draw:layer="layout" svg:width="11.702cm" svg:height="0.801cm" svg:x="7.598cm" svg:y="2.901cm" svg:viewBox="0 0 11703 802" draw:points="5853,802 0,802 0,0 11703,0 11703,802">
          <text:p/>
        </draw:polygon>
        <draw:frame draw:style-name="gr5" draw:text-style-name="P5" draw:layer="layout" svg:width="0.675cm" svg:height="0.357cm" svg:x="10.365cm" svg:y="5.324cm">
          <draw:text-box>
            <text:p text:style-name="P2"><text:span text:style-name="T2">write</text:span></text:p>
          </draw:text-box>
        </draw:frame>
        <draw:polygon draw:style-name="gr2" draw:text-style-name="P1" draw:layer="layout" svg:width="1.2cm" svg:height="0.801cm" svg:x="10.6cm" svg:y="4.002cm" svg:viewBox="0 0 1201 802" draw:points="600,802 0,802 0,0 1201,0 1201,802">
          <text:p/>
        </draw:polygon>
        <draw:frame draw:style-name="gr5" draw:text-style-name="P5" draw:layer="layout" svg:width="11.153cm" svg:height="0.357cm" svg:x="7.789cm" svg:y="3.126cm">
          <draw:text-box>
            <text:p text:style-name="P2"><text:span text:style-name="T2">princ "Program to calculate facttorial of a nober recursively and then display it."</text:span></text:p>
          </draw:text-box>
        </draw:frame>
        <draw:polygon draw:style-name="gr2" draw:text-style-name="P1" draw:layer="layout" svg:width="3.5cm" svg:height="0.797cm" svg:x="5.7cm" svg:y="5.103cm" svg:viewBox="0 0 3501 798" draw:points="1750,798 0,798 0,0 3501,0 3501,798">
          <text:p/>
        </draw:polygon>
        <draw:frame draw:style-name="gr5" draw:text-style-name="P5" draw:layer="layout" svg:width="0.874cm" svg:height="0.357cm" svg:x="10.763cm" svg:y="4.223cm">
          <draw:text-box>
            <text:p text:style-name="P2"><text:span text:style-name="T2">setq n</text:span></text:p>
          </draw:text-box>
        </draw:frame>
        <draw:frame draw:style-name="gr5" draw:text-style-name="P5" draw:layer="layout" svg:width="3.274cm" svg:height="0.357cm" svg:x="5.983cm" svg:y="5.324cm">
          <draw:text-box>
            <text:p text:style-name="P2"><text:span text:style-name="T2">princ "The factorial is: "</text:span></text:p>
          </draw:text-box>
        </draw:frame>
        <draw:polygon draw:style-name="gr2" draw:text-style-name="P1" draw:layer="layout" svg:width="3.5cm" svg:height="0.801cm" svg:x="9.401cm" svg:y="1.201cm" svg:viewBox="0 0 3501 802" draw:points="1750,802 0,802 0,0 3501,0 3501,802">
          <text:p/>
        </draw:polygon>
        <draw:polygon draw:style-name="gr2" draw:text-style-name="P1" draw:layer="layout" svg:width="3.901cm" svg:height="0.801cm" svg:x="12.7cm" svg:y="4.002cm" svg:viewBox="0 0 3902 802" draw:points="1951,802 0,802 0,0 3902,0 3902,802">
          <text:p/>
        </draw:polygon>
        <draw:polygon draw:style-name="gr2" draw:text-style-name="P1" draw:layer="layout" svg:width="0.998cm" svg:height="0.801cm" svg:x="7.101cm" svg:y="4.002cm" svg:viewBox="0 0 999 802" draw:points="498,802 0,802 0,0 999,0 999,802">
          <text:p/>
        </draw:polygon>
        <draw:frame draw:style-name="gr5" draw:text-style-name="P5" draw:layer="layout" svg:width="3.655cm" svg:height="0.357cm" svg:x="12.823cm" svg:y="4.223cm">
          <draw:text-box>
            <text:p text:style-name="P2"><text:span text:style-name="T2">princ "Enter the number: "</text:span></text:p>
          </draw:text-box>
        </draw:frame>
        <draw:polygon draw:style-name="gr2" draw:text-style-name="P1" draw:layer="layout" svg:width="1.199cm" svg:height="0.797cm" svg:x="14.199cm" svg:y="5.103cm" svg:viewBox="0 0 1200 798" draw:points="600,798 0,798 0,0 1200,0 1200,798">
          <text:p/>
        </draw:polygon>
        <draw:frame draw:style-name="gr5" draw:text-style-name="P5" draw:layer="layout" svg:width="0.641cm" svg:height="0.357cm" svg:x="7.281cm" svg:y="4.223cm">
          <draw:text-box>
            <text:p text:style-name="P2"><text:span text:style-name="T2">read</text:span></text:p>
          </draw:text-box>
        </draw:frame>
        <draw:frame draw:style-name="gr5" draw:text-style-name="P5" draw:layer="layout" svg:width="1.175cm" svg:height="0.357cm" svg:x="14.259cm" svg:y="5.324cm">
          <draw:text-box>
            <text:p text:style-name="P2"><text:span text:style-name="T2">fact n(3)</text:span></text:p>
          </draw:text-box>
        </draw:frame>
        <draw:polygon draw:style-name="gr2" draw:text-style-name="P1" draw:layer="layout" svg:width="1.199cm" svg:height="0.801cm" svg:x="5.401cm" svg:y="2.901cm" svg:viewBox="0 0 1200 802" draw:points="599,802 0,802 0,0 1200,0 1200,802">
          <text:p/>
        </draw:polygon>
        <draw:polygon draw:style-name="gr2" draw:text-style-name="P1" draw:layer="layout" svg:width="0.801cm" svg:height="0.801cm" svg:x="8.999cm" svg:y="4.002cm" svg:viewBox="0 0 802 802" draw:points="403,802 0,802 0,0 802,0 802,802">
          <text:p/>
        </draw:polygon>
        <draw:polygon draw:style-name="gr2" draw:text-style-name="P1" draw:layer="layout" svg:width="1.1cm" svg:height="0.797cm" svg:x="12.199cm" svg:y="5.103cm" svg:viewBox="0 0 1101 798" draw:points="551,798 0,798 0,0 1101,0 1101,798">
          <text:p/>
        </draw:polygon>
        <draw:line draw:style-name="gr6" draw:text-style-name="P6" draw:layer="layout" svg:x1="6.6cm" svg:y1="3.3cm" svg:x2="7.168cm" svg:y2="3.3cm">
          <text:p/>
        </draw:line>
        <draw:polygon draw:style-name="gr7" draw:text-style-name="P7" draw:layer="layout" svg:width="0.448cm" svg:height="0.3cm" svg:x="7.15cm" svg:y="3.152cm" svg:viewBox="0 0 449 301" draw:points="449,148 0,0 0,301">
          <text:p/>
        </draw:polygon>
        <draw:polygon draw:style-name="gr2" draw:text-style-name="P1" draw:layer="layout" svg:width="1.2cm" svg:height="0.801cm" svg:x="17.698cm" svg:y="4.002cm" svg:viewBox="0 0 1201 802" draw:points="600,802 0,802 0,0 1201,0 1201,802">
          <text:p/>
        </draw:polygon>
        <draw:frame draw:style-name="gr5" draw:text-style-name="P5" draw:layer="layout" svg:width="0.73cm" svg:height="0.357cm" svg:x="5.637cm" svg:y="3.126cm">
          <draw:text-box>
            <text:p text:style-name="P2"><text:span text:style-name="T2">terpri</text:span></text:p>
          </draw:text-box>
        </draw:frame>
        <draw:polyline draw:style-name="gr6" draw:text-style-name="P6" draw:layer="layout" svg:width="0.501cm" svg:height="1.101cm" svg:x="19.3cm" svg:y="3.3cm" svg:viewBox="0 0 502 1102" draw:points="0,0 502,0 502,1102 28,1102">
          <text:p/>
        </draw:polyline>
        <draw:polygon draw:style-name="gr7" draw:text-style-name="P7" draw:layer="layout" svg:width="0.451cm" svg:height="0.299cm" svg:x="18.898cm" svg:y="4.253cm" svg:viewBox="0 0 452 300" draw:points="0,149 452,300 452,0">
          <text:p/>
        </draw:polygon>
        <draw:line draw:style-name="gr6" draw:text-style-name="P6" draw:layer="layout" svg:x1="17.698cm" svg:y1="4.401cm" svg:x2="17.028cm" svg:y2="4.401cm">
          <text:p/>
        </draw:line>
        <draw:polygon draw:style-name="gr7" draw:text-style-name="P7" draw:layer="layout" svg:width="0.448cm" svg:height="0.299cm" svg:x="16.601cm" svg:y="4.253cm" svg:viewBox="0 0 449 300" draw:points="0,149 449,300 449,0">
          <text:p/>
        </draw:polygon>
        <draw:line draw:style-name="gr6" draw:text-style-name="P6" draw:layer="layout" svg:x1="12.7cm" svg:y1="4.401cm" svg:x2="12.23cm" svg:y2="4.401cm">
          <text:p/>
        </draw:line>
        <draw:polygon draw:style-name="gr7" draw:text-style-name="P7" draw:layer="layout" svg:width="0.448cm" svg:height="0.299cm" svg:x="11.8cm" svg:y="4.253cm" svg:viewBox="0 0 449 300" draw:points="0,149 449,300 449,0">
          <text:p/>
        </draw:polygon>
        <draw:line draw:style-name="gr6" draw:text-style-name="P6" draw:layer="layout" svg:x1="10.6cm" svg:y1="4.401cm" svg:x2="10.23cm" svg:y2="4.401cm">
          <text:p/>
        </draw:line>
        <draw:polygon draw:style-name="gr7" draw:text-style-name="P7" draw:layer="layout" svg:width="0.451cm" svg:height="0.299cm" svg:x="9.8cm" svg:y="4.253cm" svg:viewBox="0 0 452 300" draw:points="0,149 452,300 452,0">
          <text:p/>
        </draw:polygon>
        <draw:line draw:style-name="gr6" draw:text-style-name="P6" draw:layer="layout" svg:x1="8.999cm" svg:y1="4.401cm" svg:x2="8.53cm" svg:y2="4.401cm">
          <text:p/>
        </draw:line>
        <draw:polygon draw:style-name="gr7" draw:text-style-name="P7" draw:layer="layout" svg:width="0.452cm" svg:height="0.299cm" svg:x="8.099cm" svg:y="4.253cm" svg:viewBox="0 0 453 300" draw:points="0,149 453,300 453,0">
          <text:p/>
        </draw:polygon>
        <draw:polyline draw:style-name="gr6" draw:text-style-name="P6" draw:layer="layout" svg:width="1.7cm" svg:height="1.38cm" svg:x="3.499cm" svg:y="3.3cm" svg:viewBox="0 0 1701 1381" draw:points="0,1381 1098,1381 1098,0 1701,0">
          <text:p/>
        </draw:polyline>
        <draw:polygon draw:style-name="gr7" draw:text-style-name="P7" draw:layer="layout" svg:width="0.452cm" svg:height="0.3cm" svg:x="4.949cm" svg:y="3.152cm" svg:viewBox="0 0 453 301" draw:points="453,148 0,0 0,301">
          <text:p/>
        </draw:polygon>
        <draw:polyline draw:style-name="gr6" draw:text-style-name="P6" draw:layer="layout" svg:width="1.902cm" svg:height="1.1cm" svg:x="5.199cm" svg:y="4.401cm" svg:viewBox="0 0 1903 1101" draw:points="1903,0 0,0 0,1101 71,1101">
          <text:p/>
        </draw:polyline>
        <draw:polygon draw:style-name="gr7" draw:text-style-name="P7" draw:layer="layout" svg:width="0.451cm" svg:height="0.3cm" svg:x="5.249cm" svg:y="5.353cm" svg:viewBox="0 0 452 301" draw:points="452,148 0,0 0,301">
          <text:p/>
        </draw:polygon>
        <draw:line draw:style-name="gr6" draw:text-style-name="P6" draw:layer="layout" svg:x1="9.2cm" svg:y1="5.501cm" svg:x2="9.669cm" svg:y2="5.501cm">
          <text:p/>
        </draw:line>
        <draw:polygon draw:style-name="gr7" draw:text-style-name="P7" draw:layer="layout" svg:width="0.452cm" svg:height="0.3cm" svg:x="9.648cm" svg:y="5.353cm" svg:viewBox="0 0 453 301" draw:points="453,148 0,0 0,301">
          <text:p/>
        </draw:polygon>
        <draw:line draw:style-name="gr6" draw:text-style-name="P6" draw:layer="layout" svg:x1="11.299cm" svg:y1="5.501cm" svg:x2="11.768cm" svg:y2="5.501cm">
          <text:p/>
        </draw:line>
        <draw:polygon draw:style-name="gr7" draw:text-style-name="P7" draw:layer="layout" svg:width="0.448cm" svg:height="0.3cm" svg:x="11.751cm" svg:y="5.353cm" svg:viewBox="0 0 449 301" draw:points="449,148 0,0 0,301">
          <text:p/>
        </draw:polygon>
        <draw:line draw:style-name="gr6" draw:text-style-name="P6" draw:layer="layout" svg:x1="13.299cm" svg:y1="5.501cm" svg:x2="13.768cm" svg:y2="5.501cm">
          <text:p/>
        </draw:line>
        <draw:polygon draw:style-name="gr7" draw:text-style-name="P7" draw:layer="layout" svg:width="0.448cm" svg:height="0.3cm" svg:x="13.751cm" svg:y="5.353cm" svg:viewBox="0 0 449 301" draw:points="449,148 0,0 0,301">
          <text:p/>
        </draw:polygon>
        <draw:line draw:style-name="gr8" draw:text-style-name="P6" draw:layer="layout" svg:x1="15.8cm" svg:y1="6.2cm" svg:x2="17cm" svg:y2="6.2cm">
          <text:p/>
        </draw:line>
        <draw:line draw:style-name="gr8" draw:text-style-name="P6" draw:layer="layout" svg:x1="16.1cm" svg:y1="6.352cm" svg:x2="16.799cm" svg:y2="6.352cm">
          <text:p/>
        </draw:line>
        <draw:line draw:style-name="gr8" draw:text-style-name="P6" draw:layer="layout" svg:x1="16.298cm" svg:y1="6.503cm" svg:x2="16.7cm" svg:y2="6.503cm">
          <text:p/>
        </draw:line>
        <draw:polyline draw:style-name="gr6" draw:text-style-name="P6" draw:layer="layout" svg:width="1.002cm" svg:height="0.272cm" svg:x="15.398cm" svg:y="5.501cm" svg:viewBox="0 0 1003 273" draw:points="0,0 1003,0 1003,273">
          <text:p/>
        </draw:polyline>
        <draw:polygon draw:style-name="gr7" draw:text-style-name="P7" draw:layer="layout" svg:width="0.3cm" svg:height="0.448cm" svg:x="16.248cm" svg:y="5.752cm" svg:viewBox="0 0 301 449" draw:points="153,449 301,0 0,0">
          <text:p/>
        </draw:polygon>
        <draw:polygon draw:style-name="gr2" draw:text-style-name="P1" draw:layer="layout" svg:width="0.9cm" svg:height="0.801cm" svg:x="10.699cm" svg:y="8.101cm" svg:viewBox="0 0 901 802" draw:points="452,802 0,802 0,0 901,0 901,802">
          <text:p/>
        </draw:polygon>
        <draw:frame draw:style-name="gr5" draw:text-style-name="P5" draw:layer="layout" svg:width="0.73cm" svg:height="0.357cm" svg:x="17.935cm" svg:y="4.223cm">
          <draw:text-box>
            <text:p text:style-name="P2"><text:span text:style-name="T2">terpri</text:span></text:p>
          </draw:text-box>
        </draw:frame>
        <draw:polygon draw:style-name="gr2" draw:text-style-name="P1" draw:layer="layout" svg:width="0.899cm" svg:height="0.801cm" svg:x="5.401cm" svg:y="8.101cm" svg:viewBox="0 0 900 802" draw:points="449,802 0,802 0,0 900,0 900,802">
          <text:p/>
        </draw:polygon>
        <draw:frame draw:style-name="gr5" draw:text-style-name="P5" draw:layer="layout" svg:width="0.518cm" svg:height="0.357cm" svg:x="10.936cm" svg:y="8.326cm">
          <draw:text-box>
            <text:p text:style-name="P2"><text:span text:style-name="T2">fact</text:span></text:p>
          </draw:text-box>
        </draw:frame>
        <draw:polygon draw:style-name="gr2" draw:text-style-name="P1" draw:layer="layout" svg:width="1.199cm" svg:height="0.801cm" svg:x="7.101cm" svg:y="8.101cm" svg:viewBox="0 0 1200 802" draw:points="600,802 0,802 0,0 1200,0 1200,802">
          <text:p/>
        </draw:polygon>
        <draw:frame draw:style-name="gr5" draw:text-style-name="P5" draw:layer="layout" svg:width="0.317cm" svg:height="0.357cm" svg:x="5.789cm" svg:y="8.326cm">
          <draw:text-box>
            <text:p text:style-name="P2"><text:span text:style-name="T2">*</text:span></text:p>
          </draw:text-box>
        </draw:frame>
        <draw:polygon draw:style-name="gr2" draw:text-style-name="P1" draw:layer="layout" svg:width="0.801cm" svg:height="0.801cm" svg:x="8.999cm" svg:y="8.101cm" svg:viewBox="0 0 802 802" draw:points="403,802 0,802 0,0 802,0 802,802">
          <text:p/>
        </draw:polygon>
        <draw:polygon draw:style-name="gr2" draw:text-style-name="P1" draw:layer="layout" svg:width="2.501cm" svg:height="0.801cm" svg:x="14.1cm" svg:y="8.101cm" svg:viewBox="0 0 2502 802" draw:points="1249,802 0,802 0,0 2502,0 2502,802">
          <text:p/>
        </draw:polygon>
        <draw:frame draw:style-name="gr5" draw:text-style-name="P5" draw:layer="layout" svg:width="0.747cm" svg:height="0.357cm" svg:x="7.197cm" svg:y="8.326cm">
          <draw:text-box>
            <text:p text:style-name="P2"><text:span text:style-name="T2">no(3)</text:span></text:p>
          </draw:text-box>
        </draw:frame>
        <draw:polygon draw:style-name="gr2" draw:text-style-name="P1" draw:layer="layout" svg:width="0.8cm" svg:height="0.801cm" svg:x="12.4cm" svg:y="8.101cm" svg:viewBox="0 0 801 802" draw:points="398,802 0,802 0,0 801,0 801,802">
          <text:p/>
        </draw:polygon>
        <draw:line draw:style-name="gr9" draw:text-style-name="P6" draw:layer="layout" svg:x1="17.201cm" svg:y1="9.103cm" svg:x2="18.298cm" svg:y2="9.103cm">
          <text:p/>
        </draw:line>
        <draw:line draw:style-name="gr10" draw:text-style-name="P6" draw:layer="layout" svg:x1="17.399cm" svg:y1="9.301cm" svg:x2="18.101cm" svg:y2="9.301cm">
          <text:p/>
        </draw:line>
        <draw:line draw:style-name="gr10" draw:text-style-name="P6" draw:layer="layout" svg:x1="17.6cm" svg:y1="9.502cm" svg:x2="17.998cm" svg:y2="9.502cm">
          <text:p/>
        </draw:line>
        <draw:polyline draw:style-name="gr11" draw:text-style-name="P6" draw:layer="layout" svg:width="1.471cm" svg:height="2.649cm" svg:x="3.499cm" svg:y="5.851cm" svg:viewBox="0 0 1472 2650" draw:points="0,0 950,0 950,2650 1472,2650">
          <text:p/>
        </draw:polyline>
        <draw:polygon draw:style-name="gr12" draw:text-style-name="P8" draw:layer="layout" svg:width="0.452cm" svg:height="0.3cm" svg:x="4.949cm" svg:y="8.352cm" svg:viewBox="0 0 453 301" draw:points="453,148 0,0 0,301">
          <text:p/>
        </draw:polygon>
        <draw:line draw:style-name="gr13" draw:text-style-name="P6" draw:layer="layout" svg:x1="6.3cm" svg:y1="8.5cm" svg:x2="6.671cm" svg:y2="8.5cm">
          <text:p/>
        </draw:line>
        <draw:polygon draw:style-name="gr12" draw:text-style-name="P8" draw:layer="layout" svg:width="0.452cm" svg:height="0.3cm" svg:x="6.649cm" svg:y="8.352cm" svg:viewBox="0 0 453 301" draw:points="453,148 0,0 0,301">
          <text:p/>
        </draw:polygon>
        <draw:line draw:style-name="gr13" draw:text-style-name="P6" draw:layer="layout" svg:x1="8.3cm" svg:y1="8.5cm" svg:x2="8.568cm" svg:y2="8.5cm">
          <text:p/>
        </draw:line>
        <draw:polygon draw:style-name="gr12" draw:text-style-name="P8" draw:layer="layout" svg:width="0.448cm" svg:height="0.3cm" svg:x="8.551cm" svg:y="8.352cm" svg:viewBox="0 0 449 301" draw:points="449,148 0,0 0,301">
          <text:p/>
        </draw:polygon>
        <draw:line draw:style-name="gr13" draw:text-style-name="P6" draw:layer="layout" svg:x1="9.8cm" svg:y1="8.5cm" svg:x2="10.269cm" svg:y2="8.5cm">
          <text:p/>
        </draw:line>
        <draw:polygon draw:style-name="gr12" draw:text-style-name="P8" draw:layer="layout" svg:width="0.448cm" svg:height="0.3cm" svg:x="10.251cm" svg:y="8.352cm" svg:viewBox="0 0 449 301" draw:points="449,148 0,0 0,301">
          <text:p/>
        </draw:polygon>
        <draw:line draw:style-name="gr13" draw:text-style-name="P6" draw:layer="layout" svg:x1="11.599cm" svg:y1="8.5cm" svg:x2="11.969cm" svg:y2="8.5cm">
          <text:p/>
        </draw:line>
        <draw:polygon draw:style-name="gr12" draw:text-style-name="P8" draw:layer="layout" svg:width="0.452cm" svg:height="0.3cm" svg:x="11.948cm" svg:y="8.352cm" svg:viewBox="0 0 453 301" draw:points="453,148 0,0 0,301">
          <text:p/>
        </draw:polygon>
        <draw:line draw:style-name="gr13" draw:text-style-name="P6" draw:layer="layout" svg:x1="13.2cm" svg:y1="8.5cm" svg:x2="13.67cm" svg:y2="8.5cm">
          <text:p/>
        </draw:line>
        <draw:polygon draw:style-name="gr12" draw:text-style-name="P8" draw:layer="layout" svg:width="0.452cm" svg:height="0.3cm" svg:x="13.648cm" svg:y="8.352cm" svg:viewBox="0 0 453 301" draw:points="453,148 0,0 0,301">
          <text:p/>
        </draw:polygon>
        <draw:polyline draw:style-name="gr11" draw:text-style-name="P6" draw:layer="layout" svg:width="1.147cm" svg:height="0.173cm" svg:x="16.601cm" svg:y="8.5cm" svg:viewBox="0 0 1148 174" draw:points="0,0 1148,0 1148,174">
          <text:p/>
        </draw:polyline>
        <draw:polygon draw:style-name="gr12" draw:text-style-name="P8" draw:layer="layout" svg:width="0.299cm" svg:height="0.451cm" svg:x="17.6cm" svg:y="8.652cm" svg:viewBox="0 0 300 452" draw:points="148,452 300,0 0,0">
          <text:p/>
        </draw:polygon>
        <draw:polygon draw:style-name="gr2" draw:text-style-name="P1" draw:layer="layout" svg:width="0.9cm" svg:height="0.797cm" svg:x="10.198cm" svg:y="9.403cm" svg:viewBox="0 0 901 798" draw:points="453,798 0,798 0,0 901,0 901,798">
          <text:p/>
        </draw:polygon>
        <draw:frame draw:style-name="gr5" draw:text-style-name="P5" draw:layer="layout" svg:width="1.708cm" svg:height="0.357cm" svg:x="14.365cm" svg:y="8.326cm">
          <draw:text-box>
            <text:p text:style-name="P2"><text:span text:style-name="T2">decf no(3) 1</text:span></text:p>
          </draw:text-box>
        </draw:frame>
        <draw:polygon draw:style-name="gr2" draw:text-style-name="P1" draw:layer="layout" svg:width="0.899cm" svg:height="0.797cm" svg:x="4.9cm" svg:y="9.403cm" svg:viewBox="0 0 900 798" draw:points="452,798 0,798 0,0 900,0 900,798">
          <text:p/>
        </draw:polygon>
        <draw:frame draw:style-name="gr5" draw:text-style-name="P5" draw:layer="layout" svg:width="0.518cm" svg:height="0.357cm" svg:x="10.435cm" svg:y="9.624cm">
          <draw:text-box>
            <text:p text:style-name="P2"><text:span text:style-name="T2">fact</text:span></text:p>
          </draw:text-box>
        </draw:frame>
        <draw:polygon draw:style-name="gr2" draw:text-style-name="P1" draw:layer="layout" svg:width="1.199cm" svg:height="0.797cm" svg:x="6.6cm" svg:y="9.403cm" svg:viewBox="0 0 1200 798" draw:points="600,798 0,798 0,0 1200,0 1200,798">
          <text:p/>
        </draw:polygon>
        <draw:frame draw:style-name="gr5" draw:text-style-name="P5" draw:layer="layout" svg:width="0.317cm" svg:height="0.357cm" svg:x="5.288cm" svg:y="9.624cm">
          <draw:text-box>
            <text:p text:style-name="P2"><text:span text:style-name="T2">*</text:span></text:p>
          </draw:text-box>
        </draw:frame>
        <draw:polygon draw:style-name="gr2" draw:text-style-name="P1" draw:layer="layout" svg:width="0.801cm" svg:height="0.797cm" svg:x="8.498cm" svg:y="9.403cm" svg:viewBox="0 0 802 798" draw:points="402,798 0,798 0,0 802,0 802,798">
          <text:p/>
        </draw:polygon>
        <draw:polygon draw:style-name="gr1" draw:text-style-name="P1" draw:layer="layout" svg:width="2.501cm" svg:height="0.797cm" svg:x="13.599cm" svg:y="9.403cm" svg:viewBox="0 0 2502 798" draw:points="1250,798 0,798 0,0 2502,0 2502,798">
          <text:p/>
        </draw:polygon>
        <draw:polygon draw:style-name="gr14" draw:text-style-name="P6" draw:layer="layout" svg:width="2.501cm" svg:height="0.797cm" svg:x="13.599cm" svg:y="9.403cm" svg:viewBox="0 0 2502 798" draw:points="1250,798 0,798 0,0 2502,0 2502,798">
          <text:p/>
        </draw:polygon>
        <draw:frame draw:style-name="gr5" draw:text-style-name="P5" draw:layer="layout" svg:width="0.747cm" svg:height="0.357cm" svg:x="6.696cm" svg:y="9.624cm">
          <draw:text-box>
            <text:p text:style-name="P2"><text:span text:style-name="T2">no(2)</text:span></text:p>
          </draw:text-box>
        </draw:frame>
        <draw:polygon draw:style-name="gr2" draw:text-style-name="P1" draw:layer="layout" svg:width="0.801cm" svg:height="0.797cm" svg:x="11.899cm" svg:y="9.403cm" svg:viewBox="0 0 802 798" draw:points="402,798 0,798 0,0 802,0 802,798">
          <text:p/>
        </draw:polygon>
        <draw:line draw:style-name="gr15" draw:text-style-name="P6" draw:layer="layout" svg:x1="16.7cm" svg:y1="10.402cm" svg:x2="17.801cm" svg:y2="10.402cm">
          <text:p/>
        </draw:line>
        <draw:line draw:style-name="gr15" draw:text-style-name="P6" draw:layer="layout" svg:x1="16.901cm" svg:y1="10.603cm" svg:x2="17.6cm" svg:y2="10.603cm">
          <text:p/>
        </draw:line>
        <draw:line draw:style-name="gr15" draw:text-style-name="P6" draw:layer="layout" svg:x1="17.099cm" svg:y1="10.8cm" svg:x2="17.501cm" svg:y2="10.8cm">
          <text:p/>
        </draw:line>
        <draw:line draw:style-name="gr16" draw:text-style-name="P6" draw:layer="layout" svg:x1="5.799cm" svg:y1="9.802cm" svg:x2="6.17cm" svg:y2="9.802cm">
          <text:p/>
        </draw:line>
        <draw:polygon draw:style-name="gr17" draw:text-style-name="P9" draw:layer="layout" svg:width="0.452cm" svg:height="0.3cm" svg:x="6.148cm" svg:y="9.65cm" svg:viewBox="0 0 453 301" draw:points="453,153 0,0 0,301">
          <text:p/>
        </draw:polygon>
        <draw:line draw:style-name="gr16" draw:text-style-name="P6" draw:layer="layout" svg:x1="7.799cm" svg:y1="9.802cm" svg:x2="8.071cm" svg:y2="9.802cm">
          <text:p/>
        </draw:line>
        <draw:polygon draw:style-name="gr17" draw:text-style-name="P9" draw:layer="layout" svg:width="0.448cm" svg:height="0.3cm" svg:x="8.05cm" svg:y="9.65cm" svg:viewBox="0 0 449 301" draw:points="449,153 0,0 0,301">
          <text:p/>
        </draw:polygon>
        <draw:line draw:style-name="gr16" draw:text-style-name="P6" draw:layer="layout" svg:x1="9.299cm" svg:y1="9.802cm" svg:x2="9.768cm" svg:y2="9.802cm">
          <text:p/>
        </draw:line>
        <draw:polygon draw:style-name="gr17" draw:text-style-name="P9" draw:layer="layout" svg:width="0.448cm" svg:height="0.3cm" svg:x="9.75cm" svg:y="9.65cm" svg:viewBox="0 0 449 301" draw:points="449,153 0,0 0,301">
          <text:p/>
        </draw:polygon>
        <draw:line draw:style-name="gr16" draw:text-style-name="P6" draw:layer="layout" svg:x1="11.098cm" svg:y1="9.802cm" svg:x2="11.468cm" svg:y2="9.802cm">
          <text:p/>
        </draw:line>
        <draw:polygon draw:style-name="gr17" draw:text-style-name="P9" draw:layer="layout" svg:width="0.448cm" svg:height="0.3cm" svg:x="11.451cm" svg:y="9.65cm" svg:viewBox="0 0 449 301" draw:points="449,153 0,0 0,301">
          <text:p/>
        </draw:polygon>
        <draw:line draw:style-name="gr16" draw:text-style-name="P6" draw:layer="layout" svg:x1="12.7cm" svg:y1="9.802cm" svg:x2="13.169cm" svg:y2="9.802cm">
          <text:p/>
        </draw:line>
        <draw:polygon draw:style-name="gr17" draw:text-style-name="P9" draw:layer="layout" svg:width="0.448cm" svg:height="0.3cm" svg:x="13.151cm" svg:y="9.65cm" svg:viewBox="0 0 449 301" draw:points="449,153 0,0 0,301">
          <text:p/>
        </draw:polygon>
        <draw:polyline draw:style-name="gr16" draw:text-style-name="P6" draw:layer="layout" svg:width="0.97cm" svg:height="2.851cm" svg:x="3.499cm" svg:y="6.951cm" svg:viewBox="0 0 971 2852" draw:points="0,0 702,0 702,2852 971,2852">
          <text:p/>
        </draw:polyline>
        <draw:polygon draw:style-name="gr17" draw:text-style-name="P9" draw:layer="layout" svg:width="0.452cm" svg:height="0.3cm" svg:x="4.448cm" svg:y="9.65cm" svg:viewBox="0 0 453 301" draw:points="453,153 0,0 0,301">
          <text:p/>
        </draw:polygon>
        <draw:polyline draw:style-name="gr16" draw:text-style-name="P6" draw:layer="layout" svg:width="1.15cm" svg:height="0.169cm" svg:x="16.1cm" svg:y="9.802cm" svg:viewBox="0 0 1151 170" draw:points="0,0 1151,0 1151,170">
          <text:p/>
        </draw:polyline>
        <draw:polygon draw:style-name="gr17" draw:text-style-name="P9" draw:layer="layout" svg:width="0.3cm" svg:height="0.452cm" svg:x="17.099cm" svg:y="9.95cm" svg:viewBox="0 0 301 453" draw:points="152,453 301,0 0,0">
          <text:p/>
        </draw:polygon>
        <draw:polygon draw:style-name="gr2" draw:text-style-name="P1" draw:layer="layout" svg:width="0.899cm" svg:height="0.801cm" svg:x="10.001cm" svg:y="10.902cm" svg:viewBox="0 0 900 802" draw:points="449,802 0,802 0,0 900,0 900,802">
          <text:p/>
        </draw:polygon>
        <draw:frame draw:style-name="gr5" draw:text-style-name="P5" draw:layer="layout" svg:width="1.708cm" svg:height="0.357cm" svg:x="13.868cm" svg:y="9.624cm">
          <draw:text-box>
            <text:p text:style-name="P2"><text:span text:style-name="T2">decf no(2) 1</text:span></text:p>
          </draw:text-box>
        </draw:frame>
        <draw:polygon draw:style-name="gr2" draw:text-style-name="P1" draw:layer="layout" svg:width="0.899cm" svg:height="0.801cm" svg:x="4.699cm" svg:y="10.902cm" svg:viewBox="0 0 900 802" draw:points="452,802 0,802 0,0 900,0 900,802">
          <text:p/>
        </draw:polygon>
        <draw:frame draw:style-name="gr5" draw:text-style-name="P5" draw:layer="layout" svg:width="0.518cm" svg:height="0.357cm" svg:x="10.238cm" svg:y="11.124cm">
          <draw:text-box>
            <text:p text:style-name="P2"><text:span text:style-name="T2">fact</text:span></text:p>
          </draw:text-box>
        </draw:frame>
        <draw:polygon draw:style-name="gr2" draw:text-style-name="P1" draw:layer="layout" svg:width="1.199cm" svg:height="0.801cm" svg:x="6.399cm" svg:y="10.902cm" svg:viewBox="0 0 1200 802" draw:points="601,802 0,802 0,0 1200,0 1200,802">
          <text:p/>
        </draw:polygon>
        <draw:frame draw:style-name="gr5" draw:text-style-name="P5" draw:layer="layout" svg:width="0.317cm" svg:height="0.357cm" svg:x="5.091cm" svg:y="11.124cm">
          <draw:text-box>
            <text:p text:style-name="P2"><text:span text:style-name="T2">*</text:span></text:p>
          </draw:text-box>
        </draw:frame>
        <draw:polygon draw:style-name="gr2" draw:text-style-name="P1" draw:layer="layout" svg:width="0.801cm" svg:height="0.801cm" svg:x="8.3cm" svg:y="10.902cm" svg:viewBox="0 0 802 802" draw:points="400,802 0,802 0,0 802,0 802,802">
          <text:p/>
        </draw:polygon>
        <draw:polygon draw:style-name="gr2" draw:text-style-name="P1" draw:layer="layout" svg:width="2.501cm" svg:height="0.801cm" svg:x="13.398cm" svg:y="10.902cm" svg:viewBox="0 0 2502 802" draw:points="1253,802 0,802 0,0 2502,0 2502,802">
          <text:p/>
        </draw:polygon>
        <draw:frame draw:style-name="gr5" draw:text-style-name="P5" draw:layer="layout" svg:width="0.747cm" svg:height="0.357cm" svg:x="6.495cm" svg:y="11.124cm">
          <draw:text-box>
            <text:p text:style-name="P2"><text:span text:style-name="T2">no(1)</text:span></text:p>
          </draw:text-box>
        </draw:frame>
        <draw:line draw:style-name="gr18" draw:text-style-name="P6" draw:layer="layout" svg:x1="5.598cm" svg:y1="11.301cm" svg:x2="5.969cm" svg:y2="11.301cm">
          <text:p/>
        </draw:line>
        <draw:polygon draw:style-name="gr19" draw:text-style-name="P10" draw:layer="layout" svg:width="0.448cm" svg:height="0.3cm" svg:x="5.951cm" svg:y="11.153cm" svg:viewBox="0 0 449 301" draw:points="449,149 0,0 0,301">
          <text:p/>
        </draw:polygon>
        <draw:line draw:style-name="gr18" draw:text-style-name="P6" draw:layer="layout" svg:x1="7.598cm" svg:y1="11.301cm" svg:x2="7.87cm" svg:y2="11.301cm">
          <text:p/>
        </draw:line>
        <draw:polygon draw:style-name="gr19" draw:text-style-name="P10" draw:layer="layout" svg:width="0.451cm" svg:height="0.3cm" svg:x="7.849cm" svg:y="11.153cm" svg:viewBox="0 0 452 301" draw:points="452,149 0,0 0,301">
          <text:p/>
        </draw:polygon>
        <draw:line draw:style-name="gr18" draw:text-style-name="P6" draw:layer="layout" svg:x1="9.101cm" svg:y1="11.301cm" svg:x2="9.57cm" svg:y2="11.301cm">
          <text:p/>
        </draw:line>
        <draw:polygon draw:style-name="gr19" draw:text-style-name="P10" draw:layer="layout" svg:width="0.452cm" svg:height="0.3cm" svg:x="9.549cm" svg:y="11.153cm" svg:viewBox="0 0 453 301" draw:points="453,149 0,0 0,301">
          <text:p/>
        </draw:polygon>
        <draw:polygon draw:style-name="gr2" draw:text-style-name="P1" draw:layer="layout" svg:width="0.797cm" svg:height="0.801cm" svg:x="11.701cm" svg:y="10.902cm" svg:viewBox="0 0 798 802" draw:points="399,802 0,802 0,0 798,0 798,802">
          <text:p/>
        </draw:polygon>
        <draw:line draw:style-name="gr18" draw:text-style-name="P6" draw:layer="layout" svg:x1="10.9cm" svg:y1="11.301cm" svg:x2="11.271cm" svg:y2="11.301cm">
          <text:p/>
        </draw:line>
        <draw:polygon draw:style-name="gr19" draw:text-style-name="P10" draw:layer="layout" svg:width="0.451cm" svg:height="0.3cm" svg:x="11.25cm" svg:y="11.153cm" svg:viewBox="0 0 452 301" draw:points="452,149 0,0 0,301">
          <text:p/>
        </draw:polygon>
        <draw:line draw:style-name="gr18" draw:text-style-name="P6" draw:layer="layout" svg:x1="12.498cm" svg:y1="11.301cm" svg:x2="12.971cm" svg:y2="11.301cm">
          <text:p/>
        </draw:line>
        <draw:polygon draw:style-name="gr19" draw:text-style-name="P10" draw:layer="layout" svg:width="0.448cm" svg:height="0.3cm" svg:x="12.95cm" svg:y="11.153cm" svg:viewBox="0 0 449 301" draw:points="449,149 0,0 0,301">
          <text:p/>
        </draw:polygon>
        <draw:line draw:style-name="gr20" draw:text-style-name="P6" draw:layer="layout" svg:x1="16.499cm" svg:y1="11.901cm" svg:x2="17.6cm" svg:y2="11.901cm">
          <text:p/>
        </draw:line>
        <draw:line draw:style-name="gr20" draw:text-style-name="P6" draw:layer="layout" svg:x1="16.7cm" svg:y1="12.102cm" svg:x2="17.399cm" svg:y2="12.102cm">
          <text:p/>
        </draw:line>
        <draw:line draw:style-name="gr20" draw:text-style-name="P6" draw:layer="layout" svg:x1="16.901cm" svg:y1="12.303cm" svg:x2="17.3cm" svg:y2="12.303cm">
          <text:p/>
        </draw:line>
        <draw:polyline draw:style-name="gr18" draw:text-style-name="P6" draw:layer="layout" svg:width="1.15cm" svg:height="0.169cm" svg:x="15.899cm" svg:y="11.301cm" svg:viewBox="0 0 1151 170" draw:points="0,0 1151,0 1151,170">
          <text:p/>
        </draw:polyline>
        <draw:polygon draw:style-name="gr19" draw:text-style-name="P10" draw:layer="layout" svg:width="0.3cm" svg:height="0.448cm" svg:x="16.901cm" svg:y="11.453cm" svg:viewBox="0 0 301 449" draw:points="148,449 301,0 0,0">
          <text:p/>
        </draw:polygon>
        <draw:polyline draw:style-name="gr18" draw:text-style-name="P6" draw:layer="layout" svg:width="0.769cm" svg:height="3.249cm" svg:x="3.499cm" svg:y="8.052cm" svg:viewBox="0 0 770 3250" draw:points="0,0 600,0 600,3250 770,3250">
          <text:p/>
        </draw:polyline>
        <draw:polygon draw:style-name="gr19" draw:text-style-name="P10" draw:layer="layout" svg:width="0.449cm" svg:height="0.3cm" svg:x="4.25cm" svg:y="11.153cm" svg:viewBox="0 0 450 301" draw:points="450,149 0,0 0,301">
          <text:p/>
        </draw:polygon>
        <draw:line draw:style-name="gr21" draw:text-style-name="P6" draw:layer="layout" svg:x1="13.899cm" svg:y1="2.203cm" svg:x2="15cm" svg:y2="2.203cm">
          <text:p/>
        </draw:line>
        <draw:line draw:style-name="gr21" draw:text-style-name="P6" draw:layer="layout" svg:x1="14.1cm" svg:y1="2.401cm" svg:x2="14.799cm" svg:y2="2.401cm">
          <text:p/>
        </draw:line>
        <draw:line draw:style-name="gr21" draw:text-style-name="P6" draw:layer="layout" svg:x1="14.301cm" svg:y1="2.602cm" svg:x2="14.7cm" svg:y2="2.602cm">
          <text:p/>
        </draw:line>
        <draw:polyline draw:style-name="gr22" draw:text-style-name="P6" draw:layer="layout" svg:width="1.299cm" svg:height="1.8cm" svg:x="3.5cm" svg:y="1.6cm" svg:viewBox="0 0 1300 1801" draw:points="0,1801 869,1801 869,0 1300,0">
          <text:p/>
        </draw:polyline>
        <draw:polygon draw:style-name="gr23" draw:text-style-name="P11" draw:layer="layout" svg:width="0.451cm" svg:height="0.299cm" svg:x="4.748cm" svg:y="1.452cm" svg:viewBox="0 0 452 300" draw:points="452,151 0,0 0,300">
          <text:p/>
        </draw:polygon>
        <draw:line draw:style-name="gr22" draw:text-style-name="P6" draw:layer="layout" svg:x1="8.699cm" svg:y1="1.603cm" svg:x2="8.971cm" svg:y2="1.603cm">
          <text:p/>
        </draw:line>
        <draw:polygon draw:style-name="gr23" draw:text-style-name="P11" draw:layer="layout" svg:width="0.452cm" svg:height="0.299cm" svg:x="8.949cm" svg:y="1.452cm" svg:viewBox="0 0 453 300" draw:points="453,151 0,0 0,300">
          <text:p/>
        </draw:polygon>
        <draw:polyline draw:style-name="gr22" draw:text-style-name="P6" draw:layer="layout" svg:width="1.548cm" svg:height="0.17cm" svg:x="12.901cm" svg:y="1.603cm" svg:viewBox="0 0 1549 171" draw:points="0,0 1549,0 1549,171">
          <text:p/>
        </draw:polyline>
        <draw:polygon draw:style-name="gr23" draw:text-style-name="P11" draw:layer="layout" svg:width="0.3cm" svg:height="0.452cm" svg:x="14.301cm" svg:y="1.751cm" svg:viewBox="0 0 301 453" draw:points="148,453 301,0 0,0">
          <text:p/>
        </draw:polygon>
        <draw:polygon draw:style-name="gr1" draw:text-style-name="P1" draw:layer="layout" svg:width="1.602cm" svg:height="0.797cm" svg:x="3.799cm" svg:y="12.303cm" svg:viewBox="0 0 1603 798" draw:points="802,798 0,798 0,0 1603,0 1603,798">
          <text:p/>
        </draw:polygon>
        <draw:polygon draw:style-name="gr14" draw:text-style-name="P6" draw:layer="layout" svg:width="1.602cm" svg:height="0.797cm" svg:x="3.799cm" svg:y="12.303cm" svg:viewBox="0 0 1603 798" draw:points="802,798 0,798 0,0 1603,0 1603,798">
          <text:p/>
        </draw:polygon>
        <draw:frame draw:style-name="gr5" draw:text-style-name="P5" draw:layer="layout" svg:width="1.708cm" svg:height="0.357cm" svg:x="13.667cm" svg:y="11.124cm">
          <draw:text-box>
            <text:p text:style-name="P2"><text:span text:style-name="T2">decf no(1) 1</text:span></text:p>
          </draw:text-box>
        </draw:frame>
        <draw:polyline draw:style-name="gr24" draw:text-style-name="P6" draw:layer="layout" svg:width="0.702cm" svg:height="3.549cm" svg:x="3.298cm" svg:y="9.153cm" svg:viewBox="0 0 703 3550" draw:points="201,0 703,0 703,1848 0,1848 0,3550 71,3550">
          <text:p/>
        </draw:polyline>
        <draw:polygon draw:style-name="gr25" draw:text-style-name="P12" draw:layer="layout" svg:width="0.448cm" svg:height="0.303cm" svg:x="3.351cm" svg:y="12.55cm" svg:viewBox="0 0 449 304" draw:points="449,153 0,0 0,304">
          <text:p/>
        </draw:polygon>
        <draw:line draw:style-name="gr26" draw:text-style-name="P6" draw:layer="layout" svg:x1="5.799cm" svg:y1="13.301cm" svg:x2="6.9cm" svg:y2="13.301cm">
          <text:p/>
        </draw:line>
        <draw:line draw:style-name="gr26" draw:text-style-name="P6" draw:layer="layout" svg:x1="6cm" svg:y1="13.502cm" svg:x2="6.699cm" svg:y2="13.502cm">
          <text:p/>
        </draw:line>
        <draw:line draw:style-name="gr26" draw:text-style-name="P6" draw:layer="layout" svg:x1="6.198cm" svg:y1="13.7cm" svg:x2="6.6cm" svg:y2="13.7cm">
          <text:p/>
        </draw:line>
        <draw:polyline draw:style-name="gr24" draw:text-style-name="P6" draw:layer="layout" svg:width="0.949cm" svg:height="0.169cm" svg:x="5.401cm" svg:y="12.702cm" svg:viewBox="0 0 950 170" draw:points="0,0 950,0 950,170">
          <text:p/>
        </draw:polyline>
        <draw:polygon draw:style-name="gr25" draw:text-style-name="P12" draw:layer="layout" svg:width="0.303cm" svg:height="0.448cm" svg:x="6.198cm" svg:y="12.853cm" svg:viewBox="0 0 304 449" draw:points="153,449 304,0 0,0">
          <text:p/>
        </draw:polygon>
        <draw:frame draw:style-name="gr4" draw:text-style-name="P4" draw:layer="layout" svg:width="0.634cm" svg:height="0.712cm" svg:x="4.424cm" svg:y="12.35cm">
          <draw:text-box>
            <text:p text:style-name="P2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8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22T06:40:47.640527846</dc:date>
    <meta:editing-duration>PT41S</meta:editing-duration>
    <meta:editing-cycles>1</meta:editing-cycles>
    <meta:document-statistic meta:object-count="162"/>
    <meta:generator>LibreOffice/6.2.8.2$Linux_X86_64 LibreOffice_project/20$Build-2</meta:generator>
  </office:meta>
</office:document-meta>
</file>